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, sans-serif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5.66cm"/>
    </style:style>
    <style:style style:name="Tabelle1.B" style:family="table-column">
      <style:table-column-properties style:column-width="5.622cm"/>
    </style:style>
    <style:style style:name="Tabelle1.C" style:family="table-column">
      <style:table-column-properties style:column-width="5.719cm"/>
    </style:style>
    <style:style style:name="Tabelle1.A1" style:family="table-cell">
      <style:table-cell-properties style:vertical-align="middle" fo:background-color="#f8fafd" fo:padding-left="0.318cm" fo:padding-right="0.318cm" fo:padding-top="0.212cm" fo:padding-bottom="0.212cm" fo:border="0.75pt solid #000000">
        <style:background-image/>
      </style:table-cell-properties>
    </style:style>
    <style:style style:name="Tabelle2" style:family="table">
      <style:table-properties style:width="17cm" table:align="left"/>
    </style:style>
    <style:style style:name="Tabelle2.A" style:family="table-column">
      <style:table-column-properties style:column-width="5.652cm"/>
    </style:style>
    <style:style style:name="Tabelle2.B" style:family="table-column">
      <style:table-column-properties style:column-width="5.636cm"/>
    </style:style>
    <style:style style:name="Tabelle2.C" style:family="table-column">
      <style:table-column-properties style:column-width="5.713cm"/>
    </style:style>
    <style:style style:name="Tabelle2.A1" style:family="table-cell">
      <style:table-cell-properties style:vertical-align="middle" fo:background-color="#f8fafd" fo:padding-left="0.318cm" fo:padding-right="0.318cm" fo:padding-top="0.212cm" fo:padding-bottom="0.212cm" fo:border="0.75pt solid #000000">
        <style:background-image/>
      </style:table-cell-properties>
    </style:style>
    <style:style style:name="P1" style:family="paragraph" style:parent-style-name="Heading_20_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font-variant="normal" fo:text-transform="none" fo:color="#1f1f1f" loext:opacity="100%" style:text-line-through-style="none" style:text-line-through-type="none" style:font-name="Google Sans" fo:font-size="24pt" fo:font-style="normal" style:text-underline-style="none" fo:font-weight="bold" style:text-blinking="false" fo:background-color="transparent"/>
    </style:style>
    <style:style style:name="P2" style:family="paragraph" style:parent-style-name="Heading_20_2">
      <style:paragraph-properties fo:margin-left="0cm" fo:margin-right="0cm" fo:margin-top="0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18pt" fo:font-style="normal" style:text-underline-style="none" fo:font-weight="bold" style:text-blinking="false" fo:background-color="transparent"/>
    </style:style>
    <style:style style:name="P3" style:family="paragraph" style:parent-style-name="Heading_20_3">
      <style:paragraph-properties fo:margin-left="0cm" fo:margin-right="0cm" fo:margin-top="0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14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left="0cm" fo:margin-right="0cm" fo:margin-top="0cm" fo:margin-bottom="0.423cm" style:contextual-spacing="false" fo:line-height="137%" fo:text-indent="0cm" style:auto-text-indent="false" style:writing-mode="lr-tb"/>
      <style:text-properties fo:color="#1f1f1f" loext:opacity="100%" style:font-name="Google Sans Text" fo:font-weight="normal"/>
    </style:style>
    <style:style style:name="P5" style:family="paragraph" style:parent-style-name="Text_20_body">
      <style:paragraph-properties fo:margin-left="0cm" fo:margin-right="0cm" fo:margin-top="0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6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7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8" style:family="paragraph" style:parent-style-name="Horizontal_20_Line">
      <style:paragraph-properties fo:margin-top="0.212cm" fo:margin-bottom="0.212cm" style:contextual-spacing="false" fo:line-height="137%" style:writing-mode="lr-tb"/>
      <style:text-properties fo:color="#1f1f1f" loext:opacity="100%" style:font-name="Google Sans Text"/>
    </style:style>
    <style:style style:name="P9" style:family="paragraph" style:parent-style-name="Heading_20_3">
      <style:paragraph-properties fo:margin-left="0cm" fo:margin-right="0cm" fo:margin-top="0.212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14pt" fo:font-style="normal" style:text-underline-style="none" fo:font-weight="bold" style:text-blinking="false" fo:background-color="transparent"/>
    </style:style>
    <style:style style:name="P10" style:family="paragraph" style:parent-style-name="Text_20_body">
      <style:paragraph-properties fo:margin-left="0cm" fo:margin-right="0cm" fo:margin-top="0cm" fo:margin-bottom="0.423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11" style:family="paragraph" style:parent-style-name="Heading_20_4">
      <style:paragraph-properties fo:margin-left="0cm" fo:margin-right="0cm" fo:margin-top="0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12pt" fo:font-style="normal" style:text-underline-style="none" fo:font-weight="bold" style:text-blinking="false" fo:background-color="transparent"/>
    </style:style>
    <style:style style:name="P12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13" style:family="paragraph" style:parent-style-name="Text_20_body" style:list-style-name="L3">
      <loext:graphic-properties draw:fill="none" draw:fill-color="#ffffff"/>
      <style:paragraph-properties fo:margin-left="0.26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4" style:family="paragraph" style:parent-style-name="Text_20_body" style:list-style-name="L4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15" style:family="paragraph" style:parent-style-name="Text_20_body" style:list-style-name="L5">
      <loext:graphic-properties draw:fill="none" draw:fill-color="#ffffff"/>
      <style:paragraph-properties fo:margin-left="0.26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6" style:family="paragraph" style:parent-style-name="Text_20_body" style:list-style-name="L6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17" style:family="paragraph" style:parent-style-name="Text_20_body" style:list-style-name="L7">
      <loext:graphic-properties draw:fill="none" draw:fill-color="#ffffff"/>
      <style:paragraph-properties fo:margin-left="0.265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8" style:family="paragraph" style:parent-style-name="Heading_20_4">
      <style:paragraph-properties fo:margin-left="0cm" fo:margin-right="0cm" fo:margin-top="0.423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12pt" fo:font-style="normal" style:text-underline-style="none" fo:font-weight="bold" style:text-blinking="false" fo:background-color="transparent"/>
    </style:style>
    <style:style style:name="P19" style:family="paragraph" style:parent-style-name="Text_20_body" style:list-style-name="L8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20" style:family="paragraph" style:parent-style-name="Text_20_body" style:list-style-name="L9">
      <loext:graphic-properties draw:fill="none" draw:fill-color="#ffffff"/>
      <style:paragraph-properties fo:margin-left="0.26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1" style:family="paragraph" style:parent-style-name="Text_20_body" style:list-style-name="L10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22" style:family="paragraph" style:parent-style-name="Text_20_body" style:list-style-name="L11">
      <loext:graphic-properties draw:fill="none" draw:fill-color="#ffffff"/>
      <style:paragraph-properties fo:margin-left="0.26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3" style:family="paragraph" style:parent-style-name="Text_20_body" style:list-style-name="L12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24" style:family="paragraph" style:parent-style-name="Text_20_body" style:list-style-name="L13">
      <loext:graphic-properties draw:fill="none" draw:fill-color="#ffffff"/>
      <style:paragraph-properties fo:margin-left="0.265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5" style:family="paragraph" style:parent-style-name="Text_20_body">
      <style:paragraph-properties fo:line-height="114%"/>
      <style:text-properties fo:color="#1f1f1f" loext:opacity="100%" style:font-name="Google Sans Text"/>
    </style:style>
    <style:style style:name="P26" style:family="paragraph" style:parent-style-name="Text_20_body">
      <style:paragraph-properties fo:margin-left="0cm" fo:margin-right="0cm" fo:margin-top="0cm" fo:margin-bottom="0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left="0cm" fo:margin-right="0cm" fo:margin-top="0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28" style:family="paragraph" style:parent-style-name="Text_20_body" style:list-style-name="L14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9" style:family="paragraph" style:parent-style-name="Text_20_body" style:list-style-name="L14">
      <loext:graphic-properties draw:fill="none" draw:fill-color="#ffffff"/>
      <style:paragraph-properties fo:margin-left="0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0" style:family="paragraph" style:parent-style-name="Text_20_body" style:list-style-name="L15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1" style:family="paragraph" style:parent-style-name="Text_20_body" style:list-style-name="L15">
      <loext:graphic-properties draw:fill="none" draw:fill-color="#ffffff"/>
      <style:paragraph-properties fo:margin-left="0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2" style:family="paragraph" style:parent-style-name="Text_20_body" style:list-style-name="L16">
      <loext:graphic-properties draw:fill="none" draw:fill-color="#ffffff"/>
      <style:paragraph-properties fo:margin-left="0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3" style:family="paragraph" style:parent-style-name="Text_20_body">
      <style:paragraph-properties fo:margin-left="0cm" fo:margin-right="0cm" fo:margin-top="0.423cm" fo:margin-bottom="0.423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34" style:family="paragraph" style:parent-style-name="Table_20_Contents">
      <style:paragraph-properties fo:margin-left="0cm" fo:margin-right="0cm" fo:margin-top="0.212cm" fo:margin-bottom="0.212cm" style:contextual-spacing="false" fo:line-height="137%" fo:orphans="2" fo:widows="2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35" style:family="paragraph" style:parent-style-name="Table_20_Contents">
      <style:paragraph-properties fo:margin-left="0cm" fo:margin-right="0cm" fo:margin-top="0.212cm" fo:margin-bottom="0.212cm" style:contextual-spacing="false" fo:line-height="137%" fo:orphans="2" fo:widows="2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36" style:family="paragraph" style:parent-style-name="Heading_20_3">
      <style:paragraph-properties fo:margin-left="0cm" fo:margin-right="0cm" fo:margin-top="0.212cm" fo:margin-bottom="0.212cm" style:contextual-spacing="false" fo:line-height="137%" fo:text-indent="0cm" style:auto-text-indent="false" style:writing-mode="lr-tb"/>
      <style:text-properties fo:color="#1f1f1f" loext:opacity="100%" style:font-name="Google Sans" fo:font-weight="bold"/>
    </style:style>
    <style:style style:name="P37" style:family="paragraph" style:parent-style-name="Text_20_body">
      <style:paragraph-properties fo:margin-top="0cm" fo:margin-bottom="0cm" style:contextual-spacing="false" fo:line-height="114%"/>
      <style:text-properties fo:color="#1f1f1f" loext:opacity="100%" style:font-name="Google Sans Text"/>
    </style:style>
    <style:style style:name="T1" style:family="text">
      <style:text-properties fo:font-variant="normal" fo:text-transform="none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style:text-line-through-style="none" style:text-line-through-type="none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color="#1f1f1f" loext:opacity="100%" style:font-name="Google Sans Text" fo:font-weight="bold" fo:background-color="transparent" loext:char-shading-value="0"/>
    </style:style>
    <style:style style:name="T4" style:family="text">
      <style:text-properties fo:color="#1f1f1f" loext:opacity="100%" fo:background-color="transparent" loext:char-shading-value="0"/>
    </style:style>
    <style:style style:name="T5" style:family="text">
      <style:text-properties fo:color="#1f1f1f" loext:opacity="100%" style:font-name="Google Sans Text" fo:background-color="transparent" loext:char-shading-value="0"/>
    </style:style>
    <style:style style:name="T6" style:family="text">
      <style:text-properties fo:font-variant="normal" fo:text-transform="none" style:text-line-through-style="none" style:text-line-through-type="none" fo:font-size="14pt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style:font-name="Google Sans Text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style:font-name="Google Sans Text" fo:font-size="11pt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style:text-line-through-style="none" style:text-line-through-type="none" style:font-name="Google Sans Text" style:text-underline-style="none" fo:font-weight="normal" style:text-blinking="false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waterfall3</text:h>
      <text:h text:style-name="P2" text:outline-level="2">Hochleistungs-Spektrogramm-Engine mit FFTW-Beschleunigung</text:h>
      <text:h text:style-name="P3" text:outline-level="3">1. Systemarchitektur &amp; Kernphilosophie</text:h>
      <text:p text:style-name="P4"><text:span text:style-name="T1">waterfall3 ist eine spezialisierte DSP-Anwendung zur Echtzeit-Visualisierung von HF-Spektren. Während die Standardversion waterfall oft auf internen FFT-Routinen basiert, nutzt waterfall3 die </text:span><text:span text:style-name="T2">FFTW-Bibliothek</text:span><text:span text:style-name="T1">, um eine überlegene Recheneffizienz und Flexibilität bei den Transformationslängen zu erreichen.</text:span></text:p>
      <text:p text:style-name="P5">Architektur-Highlights:</text:p>
      <text:list text:style-name="L1">
        <text:list-item>
          <text:p text:style-name="P6"><text:span text:style-name="T3">FFTW-Integration:</text:span><text:span text:style-name="T4"> </text:span><text:span text:style-name="T5">Durch die Nutzung von "Plans" optimiert waterfall3 die Fourier-Transformation spezifisch für die Hardware-Architektur des Host-Systems.</text:span></text:p>
        </text:list-item>
        <text:list-item>
          <text:p text:style-name="P6"><text:span text:style-name="T3">Asynchrones Pipelining:</text:span><text:span text:style-name="T4"> </text:span><text:span text:style-name="T5">Das Programm liest IQ-Datenströme (typischerweise von SDR-Frontends), führt die spektrale Schätzung durch und rendert das Ergebnis direkt in indizierte PNG-Dateien.</text:span></text:p>
        </text:list-item>
        <text:list-item>
          <text:p text:style-name="P7"><text:span text:style-name="T3">Memory-Mapped Graphics:</text:span><text:span text:style-name="T4"> </text:span><text:span text:style-name="T5">Die Verwaltung der Bilddaten erfolgt in einer effizienten Linien-Struktur (IMAGELINE), die schnelle vertikale Verschiebungen (Rolling Mode) ermöglicht.</text:span></text:p>
        </text:list-item>
      </text:list>
      <text:p text:style-name="P8"/>
      <text:h text:style-name="P9" text:outline-level="3">2. Detaillierte Parameter-Dokumentation (Expert-Level)</text:h>
      <text:p text:style-name="P10">Die Steuerung erfolgt über Kommandozeilenparameter, die tief in die DSP-Pipeline eingreifen.</text:p>
      <text:h text:style-name="P11" text:outline-level="4">Eingabe- und FFT-Konfiguration</text:h>
      <text:list text:style-name="L2">
        <text:list-item>
          <text:p text:style-name="P12">-i &lt;file/pipe&gt; (Input):</text:p>
        </text:list-item>
      </text:list>
      <text:list text:style-name="L3">
        <text:list-item>
          <text:p text:style-name="P13"><text:span text:style-name="T3">Expert:</text:span><text:span text:style-name="T4"> </text:span><text:span text:style-name="T5">Liest rohe IQ-Samples. Unterstützt werden verschiedene Bitbreiten (meist Float oder 16-Bit Int), die über die osi-Library abstrahiert werden.</text:span></text:p>
        </text:list-item>
      </text:list>
      <text:list text:style-name="L4">
        <text:list-item>
          <text:p text:style-name="P14">-x &lt;n&gt; (FFT-Breite / Breite des PNGs):</text:p>
        </text:list-item>
      </text:list>
      <text:list text:style-name="L5">
        <text:list-item>
          <text:p text:style-name="P15"><text:span text:style-name="T3">Expert:</text:span><text:span text:style-name="T4"> </text:span><text:span text:style-name="T5">Definiert die Größe der FFT-Transformation. Da FFTW genutzt wird, ist das Programm nicht mehr strikt auf Zweierpotenzen angewiesen, obwohl diese aus Performancegründen weiterhin empfohlen werden.</text:span></text:p>
        </text:list-item>
      </text:list>
      <text:list text:style-name="L6">
        <text:list-item>
          <text:p text:style-name="P16">-w &lt;type&gt; (Windowing Function):</text:p>
        </text:list-item>
      </text:list>
      <text:list text:style-name="L7">
        <text:list-item>
          <text:p text:style-name="P17"><text:span text:style-name="T3">Expert:</text:span><text:span text:style-name="T4"> </text:span><text:span text:style-name="T5">Wählt die Fensterfunktion (z.B. Hamming, Hann, Blackman). Dies ist entscheidend, um den Dynamikumfang zu erhöhen und das "Leakage"-Verhalten bei starken Signalen zu kontrollieren.</text:span></text:p>
        </text:list-item>
      </text:list>
      <text:h text:style-name="P18" text:outline-level="4">Dynamik und Farbraum</text:h>
      <text:list text:style-name="L8">
        <text:list-item>
          <text:p text:style-name="P19">-g &lt;gain&gt; (Digitale Verstärkung):</text:p>
        </text:list-item>
      </text:list>
      <text:list text:style-name="L9">
        <text:list-item>
          <text:p text:style-name="P20"><text:soft-page-break/><text:span text:style-name="T3">Expert:</text:span><text:span text:style-name="T4"> </text:span><text:span text:style-name="T5">Skaliert die Magnitude nach der FFT. Ein höherer Gain macht schwache Signale sichtbar, führt aber schneller zur Sättigung der Farbskala.</text:span></text:p>
        </text:list-item>
      </text:list>
      <text:list text:style-name="L10">
        <text:list-item>
          <text:p text:style-name="P21">-b &lt;blacklevel&gt; (Rauschflur-Offset):</text:p>
        </text:list-item>
      </text:list>
      <text:list text:style-name="L11">
        <text:list-item>
          <text:p text:style-name="P22"><text:span text:style-name="T3">Expert:</text:span><text:span text:style-name="T4"> </text:span><text:span text:style-name="T5">Verschiebt den Nullpunkt der logarithmischen Skala. Damit wird definiert, welche Signalstärke als "Schwarz" (Hintergrundrauschen) dargestellt wird.</text:span></text:p>
        </text:list-item>
      </text:list>
      <text:list text:style-name="L12">
        <text:list-item>
          <text:p text:style-name="P23">-p &lt;palette&gt;:</text:p>
        </text:list-item>
      </text:list>
      <text:list text:style-name="L13">
        <text:list-item>
          <text:p text:style-name="P24"><text:span text:style-name="T3">Expert:</text:span><text:span text:style-name="T4"> </text:span><text:span text:style-name="T5">Lädt die waterfall3_PALETTELEN (256 Farben) umfassende Farbtabelle.</text:span></text:p>
        </text:list-item>
      </text:list>
      <text:p text:style-name="P8"/>
      <text:h text:style-name="P9" text:outline-level="3">3. Die DSP-Pipeline mit FFTW</text:h>
      <text:p text:style-name="P10">Der Prozess in waterfall3 ist auf minimalen Jitter und maximalen Durchsatz optimiert:</text:p>
      <text:h text:style-name="P11" text:outline-level="4">Phase 1: Vorverarbeitung &amp; Windowing</text:h>
      <text:p text:style-name="P10">Die IQ-Samples werden in Blöcke der Länge $N$ (definiert durch -x) geladen. Bevor die Transformation erfolgt, wird das Signal mit einer Fensterfunktion $w(n)$ multipliziert:</text:p>
      <text:p text:style-name="P25"/>
      <text:p text:style-name="P26">$$x_{windowed}(n) = x(n) \cdot w(n)$$</text:p>
      <text:p text:style-name="P10">Dies reduziert die Diskontinuitäten an den Blockrändern und verbessert die Trennschärfe benachbarter Frequenzen.</text:p>
      <text:h text:style-name="P11" text:outline-level="4">Phase 2: FFTW-Transformation</text:h>
      <text:p text:style-name="P27">Im Gegensatz zu statischen FFT-Algorithmen nutzt waterfall3 einen FFTW-Plan. Beim Start analysiert FFTW die CPU-Caches und verfügbare SIMD-Einheiten (SSE, AVX), um den effizientesten Rechenweg zu finden.</text:p>
      <text:list text:style-name="L14">
        <text:list-item>
          <text:p text:style-name="P28"><text:span text:style-name="T3">Komplexität:</text:span><text:span text:style-name="T4"> </text:span><text:span text:style-name="T5">$O(N \log N)$.</text:span></text:p>
        </text:list-item>
        <text:list-item>
          <text:p text:style-name="P29"><text:span text:style-name="T3">Präzision:</text:span><text:span text:style-name="T4"> </text:span><text:span text:style-name="T5">Nutzt Single-Precision Floating Point für eine optimale Balance zwischen Genauigkeit und Rechengeschwindigkeit.</text:span></text:p>
        </text:list-item>
      </text:list>
      <text:h text:style-name="P18" text:outline-level="4">Phase 3: Leistungsdichtespektrum (PSD)</text:h>
      <text:p text:style-name="P10">Für jeden Bin $k$ wird die Leistung berechnet:</text:p>
      <text:p text:style-name="P25"/>
      <text:p text:style-name="P26">$$P(k) = |FFT(k)|^2 = Re(k)^2 + Im(k)^2$$</text:p>
      <text:p text:style-name="P10">Anschließend erfolgt die logarithmische Kompression in dB, um den hohen Dynamikbereich der SDR-Daten auf die 8-Bit-Palette abzubilden:</text:p>
      <text:p text:style-name="P25"/>
      <text:p text:style-name="P26">$$Pixel(k) = \text{gain} \cdot 10 \cdot \log_{10}(P(k)) - \text{offset}$$</text:p>
      <text:p text:style-name="P8"/>
      <text:h text:style-name="P9" text:outline-level="3"><text:soft-page-break/>4. Rolling-Mode und Bildgenerierung</text:h>
      <text:p text:style-name="P27">waterfall3 ist für den Langzeitbetrieb ausgelegt (roll-Parameter).</text:p>
      <text:list text:style-name="L15">
        <text:list-item>
          <text:p text:style-name="P30"><text:span text:style-name="T3">Logik:</text:span><text:span text:style-name="T4"> </text:span><text:span text:style-name="T5">Wenn das Bild die maximale Höhe -y erreicht, wird nicht einfach von vorne begonnen. Das Programm verschiebt den internen Zeiger (Pointer-Rotation), hängt die neue Zeile an und schreibt das Bild neu.</text:span></text:p>
        </text:list-item>
        <text:list-item>
          <text:p text:style-name="P31"><text:span text:style-name="T3">Atomic Write:</text:span><text:span text:style-name="T4"> </text:span><text:span text:style-name="T5">Durch die Sequenz wrpng -&gt; osi_Rename (Verschieben der temporären Datei zur finalen Datei) wird sichergestellt, dass externe Webserver oder Viewer niemals eine halbgeschriebene Datei lesen.</text:span></text:p>
        </text:list-item>
      </text:list>
      <text:p text:style-name="P8"/>
      <text:h text:style-name="P9" text:outline-level="3">5. Mathematische Grundlagen &amp; Speicheroptimierung</text:h>
      <text:p text:style-name="P5">Speicherstruktur:</text:p>
      <text:p text:style-name="P27">Das Programm verwendet ein zweistufiges Array-System (IMAGE -&gt; IMAGELINE).</text:p>
      <text:list text:style-name="L16">
        <text:list-item>
          <text:p text:style-name="P32"><text:span text:style-name="T3">Expert:</text:span><text:span text:style-name="T4"> </text:span><text:span text:style-name="T5">Diese Struktur minimiert Fragmentierung. Jede Zeile ist ein zusammenhängender Block im Speicher, was die Cache-Lokalität während der FFT-Verarbeitung und des anschließenden Renderings massiv verbessert.</text:span></text:p>
        </text:list-item>
      </text:list>
      <text:p text:style-name="P33">Zeitsynchronisation:</text:p>
      <text:p text:style-name="P10">Mit waterfall3_CLOCKJUMP (60s) prüft das Programm die Kontinuität des Eingangsdatenstroms. Bei größeren Zeitprüngen wird die Timeline im Wasserfall zurückgesetzt, um Artefakte durch Signalpausen zu vermeiden.</text:p>
      <text:p text:style-name="P8"/>
      <text:h text:style-name="P9" text:outline-level="3">6. Vergleich: waterfall vs. waterfall3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34">Feature</text:p>
          </table:table-cell>
          <table:table-cell table:style-name="Tabelle1.A1" office:value-type="string">
            <text:p text:style-name="P34">waterfall (Standard)</text:p>
          </table:table-cell>
          <table:table-cell table:style-name="Tabelle1.A1" office:value-type="string">
            <text:p text:style-name="P34">waterfall3 (FFTW)</text:p>
          </table:table-cell>
        </table:table-row>
        <table:table-row>
          <table:table-cell table:style-name="Tabelle1.A1" office:value-type="string">
            <text:p text:style-name="P34">FFT-Algorithmus</text:p>
          </table:table-cell>
          <table:table-cell table:style-name="Tabelle1.A1" office:value-type="string">
            <text:p text:style-name="P35">Interne Radix-2 Routine</text:p>
          </table:table-cell>
          <table:table-cell table:style-name="Tabelle1.A1" office:value-type="string">
            <text:p text:style-name="P35">FFTW3 (optimiert)</text:p>
          </table:table-cell>
        </table:table-row>
        <table:table-row>
          <table:table-cell table:style-name="Tabelle1.A1" office:value-type="string">
            <text:p text:style-name="P34">FFT-Längen</text:p>
          </table:table-cell>
          <table:table-cell table:style-name="Tabelle1.A1" office:value-type="string">
            <text:p text:style-name="P35">Nur $2^n$ (z.B. 1024, 2048)</text:p>
          </table:table-cell>
          <table:table-cell table:style-name="Tabelle1.A1" office:value-type="string">
            <text:p text:style-name="P35">Beliebige Längen möglich</text:p>
          </table:table-cell>
        </table:table-row>
        <table:table-row>
          <table:table-cell table:style-name="Tabelle1.A1" office:value-type="string">
            <text:p text:style-name="P34">CPU-Optimierung</text:p>
          </table:table-cell>
          <table:table-cell table:style-name="Tabelle1.A1" office:value-type="string">
            <text:p text:style-name="P35">Generisch C</text:p>
          </table:table-cell>
          <table:table-cell table:style-name="Tabelle1.A1" office:value-type="string">
            <text:p text:style-name="P35">Hardware-spezifisch (AVX/SSE)</text:p>
          </table:table-cell>
        </table:table-row>
        <table:table-row>
          <table:table-cell table:style-name="Tabelle1.A1" office:value-type="string">
            <text:p text:style-name="P34">Windowing</text:p>
          </table:table-cell>
          <table:table-cell table:style-name="Tabelle1.A1" office:value-type="string">
            <text:p text:style-name="P35">Meist fest (Hann/Hamming)</text:p>
          </table:table-cell>
          <table:table-cell table:style-name="Tabelle1.A1" office:value-type="string">
            <text:p text:style-name="P35">Dynamisch wählbar via -w</text:p>
          </table:table-cell>
        </table:table-row>
        <text:soft-page-break/>
        <table:table-row>
          <table:table-cell table:style-name="Tabelle1.A1" office:value-type="string">
            <text:p text:style-name="P34">Performance</text:p>
          </table:table-cell>
          <table:table-cell table:style-name="Tabelle1.A1" office:value-type="string">
            <text:p text:style-name="P35">Gut</text:p>
          </table:table-cell>
          <table:table-cell table:style-name="Tabelle1.A1" office:value-type="string">
            <text:p text:style-name="P35">Exzellent (besonders bei großen $N$)</text:p>
          </table:table-cell>
        </table:table-row>
      </table:table>
      <text:p text:style-name="P8"/>
      <text:h text:style-name="P9" text:outline-level="3">7. Experten-Fehlersuche (Troubleshooting)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34">Problem</text:p>
          </table:table-cell>
          <table:table-cell table:style-name="Tabelle2.A1" office:value-type="string">
            <text:p text:style-name="P34">Ursache</text:p>
          </table:table-cell>
          <table:table-cell table:style-name="Tabelle2.A1" office:value-type="string">
            <text:p text:style-name="P34">Lösung</text:p>
          </table:table-cell>
        </table:table-row>
        <table:table-row>
          <table:table-cell table:style-name="Tabelle2.A1" office:value-type="string">
            <text:p text:style-name="P34">Artefakte im Spektrum</text:p>
          </table:table-cell>
          <table:table-cell table:style-name="Tabelle2.A1" office:value-type="string">
            <text:p text:style-name="P35">Windowing-Effekte oder DC-Peak</text:p>
          </table:table-cell>
          <table:table-cell table:style-name="Tabelle2.A1" office:value-type="string">
            <text:p text:style-name="P35">-w Fensterfunktion ändern; DC-Offset im SDR korrigieren.</text:p>
          </table:table-cell>
        </table:table-row>
        <table:table-row>
          <table:table-cell table:style-name="Tabelle2.A1" office:value-type="string">
            <text:p text:style-name="P34">Hohe CPU-Last</text:p>
          </table:table-cell>
          <table:table-cell table:style-name="Tabelle2.A1" office:value-type="string">
            <text:p text:style-name="P35">Zu große FFT-Breite -x</text:p>
          </table:table-cell>
          <table:table-cell table:style-name="Tabelle2.A1" office:value-type="string">
            <text:p text:style-name="P35">Breite reduzieren oder FFTW-Planung prüfen.</text:p>
          </table:table-cell>
        </table:table-row>
        <table:table-row>
          <table:table-cell table:style-name="Tabelle2.A1" office:value-type="string">
            <text:p text:style-name="P34">Bild wird nicht aktualisiert</text:p>
          </table:table-cell>
          <table:table-cell table:style-name="Tabelle2.A1" office:value-type="string">
            <text:p text:style-name="P35">Pipe-Blockade</text:p>
          </table:table-cell>
          <table:table-cell table:style-name="Tabelle2.A1" office:value-type="string">
            <text:p text:style-name="P35">Sicherstellen, dass der Datenlieferant (sdrtest) genügend Samples sendet.</text:p>
          </table:table-cell>
        </table:table-row>
        <table:table-row>
          <table:table-cell table:style-name="Tabelle2.A1" office:value-type="string">
            <text:p text:style-name="P34">"4GB limit" Fehlermeldung</text:p>
          </table:table-cell>
          <table:table-cell table:style-name="Tabelle2.A1" office:value-type="string">
            <text:p text:style-name="P35">Filesystem-Limit bei IQ-Dateien</text:p>
          </table:table-cell>
          <table:table-cell table:style-name="Tabelle2.A1" office:value-type="string">
            <text:p text:style-name="P35">osic_Seek Fehler; auf 64-Bit Filesystem oder Pipes ausweichen.</text:p>
          </table:table-cell>
        </table:table-row>
      </table:table>
      <text:p text:style-name="P8"/>
      <text:h text:style-name="P36" text:outline-level="3"><text:span text:style-name="T6">Fazit</text:span><text:span text:style-name="T7">waterfall3 ist das Präzisionswerkzeug für die visuelle HF-Analyse. Durch die Integration von </text:span><text:span text:style-name="T8">FFTW</text:span><text:span text:style-name="T9"> </text:span><text:span text:style-name="T7">ist es in der Lage, selbst extrem breitbandige Signale mit hoher Auflösung in Echtzeit zu visualisieren, ohne die Host-CPU zu überlasten. Es ist die ideale Wahl für professionelle Überwachungsstationen, die Wasserfalldiagramme für Web-Interfaces oder Dokumentationszwecke in höchster Qualität und mit flexibler Geometrie benötigen.</text:span></text:h>
      <text:p text:style-name="P37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, sans-serif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8T08:37:12.185284600</meta:creation-date>
    <dc:date>2026-01-28T08:40:11.130152400</dc:date>
    <meta:editing-duration>PT2M59S</meta:editing-duration>
    <meta:editing-cycles>1</meta:editing-cycles>
    <meta:document-statistic meta:table-count="2" meta:image-count="0" meta:object-count="0" meta:page-count="4" meta:paragraph-count="86" meta:word-count="727" meta:character-count="5795" meta:non-whitespace-character-count="5172"/>
    <meta:generator>LibreOffice/25.8.4.2$Windows_X86_64 LibreOffice_project/290daaa01b999472f0c7a3890eb6a550fd74c6df</meta:generator>
  </office:meta>
</office:document-meta>
</file>